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9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map style:condition="cell-content()=0" style:apply-style-name="Sin_20_título1" style:base-cell-address="salida.E2"/>
    </style:style>
    <style:style style:name="ce4" style:family="table-cell" style:parent-style-name="Default">
      <style:map style:condition="cell-content-is-between(0.101,0.5)" style:apply-style-name="Sin_20_título2" style:base-cell-address="salida.Q2"/>
      <style:map style:condition="cell-content()&lt;=0.1" style:apply-style-name="Sin_20_título1" style:base-cell-address="salida.Q2"/>
    </style:style>
  </office:automatic-styles>
  <office:body>
    <office:spreadsheet>
      <table:calculation-settings table:automatic-find-labels="false"/>
      <table:table table:name="sali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3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SELECTOR</text:p>
          </table:table-cell>
          <table:table-cell table:style-name="ce2" office:value-type="string" calcext:value-type="string">
            <text:p>POBLACION</text:p>
          </table:table-cell>
          <table:table-cell table:style-name="ce2" office:value-type="string" calcext:value-type="string">
            <text:p>PROB CRUCE</text:p>
          </table:table-cell>
          <table:table-cell table:style-name="ce2" office:value-type="string" calcext:value-type="string">
            <text:p>PROB MUTAC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/>
          <table:table-cell table:style-name="ce2" office:value-type="string" calcext:value-type="string">
            <text:p>Tiempo C1</text:p>
          </table:table-cell>
          <table:table-cell table:style-name="ce2" office:value-type="string" calcext:value-type="string">
            <text:p>Tiempo C2</text:p>
          </table:table-cell>
          <table:table-cell table:style-name="ce2" office:value-type="string" calcext:value-type="string">
            <text:p>Tiempo C3</text:p>
          </table:table-cell>
          <table:table-cell table:style-name="ce2" office:value-type="string" calcext:value-type="string">
            <text:p>Tiempo C4</text:p>
          </table:table-cell>
          <table:table-cell table:style-name="ce2" office:value-type="string" calcext:value-type="string">
            <text:p>Tiempo C5</text:p>
          </table:table-cell>
          <table:table-cell table:style-name="ce2"/>
          <table:table-cell table:style-name="ce2" office:value-type="string" calcext:value-type="string">
            <text:p>Tiempo Promedi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74" calcext:value-type="float">
            <text:p>5,74</text:p>
          </table:table-cell>
          <table:table-cell office:value-type="float" office:value="5.47" calcext:value-type="float">
            <text:p>5,47</text:p>
          </table:table-cell>
          <table:table-cell office:value-type="float" office:value="5.32" calcext:value-type="float">
            <text:p>5,32</text:p>
          </table:table-cell>
          <table:table-cell office:value-type="float" office:value="5.29" calcext:value-type="float">
            <text:p>5,29</text:p>
          </table:table-cell>
          <table:table-cell office:value-type="float" office:value="5.21" calcext:value-type="float">
            <text:p>5,21</text:p>
          </table:table-cell>
          <table:table-cell/>
          <table:table-cell table:formula="of:=IF(SUM([.E2:.I2])=0; AVERAGE([.K2:.O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18" calcext:value-type="float">
            <text:p>5,18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21" calcext:value-type="float">
            <text:p>0,21</text:p>
          </table:table-cell>
          <table:table-cell/>
          <table:table-cell table:formula="of:=IF(SUM([.E3:.I3])=0; AVERAGE([.K3:.O3]);&quot;No valido&quot;)" office:value-type="float" office:value="1.488" calcext:value-type="float">
            <text:p>1,488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62" calcext:value-type="float">
            <text:p>1,62</text:p>
          </table:table-cell>
          <table:table-cell office:value-type="float" office:value="1.8" calcext:value-type="float">
            <text:p>1,8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IF(SUM([.E4:.I4])=0; AVERAGE([.K4:.O4]);&quot;No valido&quot;)" office:value-type="float" office:value="0.752" calcext:value-type="float">
            <text:p>0,752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93" calcext:value-type="float">
            <text:p>0,93</text:p>
          </table:table-cell>
          <table:table-cell office:value-type="float" office:value="0.19" calcext:value-type="float">
            <text:p>0,1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IF(SUM([.E5:.I5])=0; AVERAGE([.K5:.O5]);&quot;No valido&quot;)" office:value-type="float" office:value="0.284" calcext:value-type="float">
            <text:p>0,28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IF(SUM([.E6:.I6])=0; AVERAGE([.K6:.O6]);&quot;No valido&quot;)" office:value-type="float" office:value="0.26" calcext:value-type="float">
            <text:p>0,26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95" calcext:value-type="float">
            <text:p>5,95</text:p>
          </table:table-cell>
          <table:table-cell office:value-type="float" office:value="5.55" calcext:value-type="float">
            <text:p>5,55</text:p>
          </table:table-cell>
          <table:table-cell office:value-type="float" office:value="5.63" calcext:value-type="float">
            <text:p>5,63</text:p>
          </table:table-cell>
          <table:table-cell office:value-type="float" office:value="5.73" calcext:value-type="float">
            <text:p>5,73</text:p>
          </table:table-cell>
          <table:table-cell office:value-type="float" office:value="5.6" calcext:value-type="float">
            <text:p>5,6</text:p>
          </table:table-cell>
          <table:table-cell/>
          <table:table-cell table:formula="of:=IF(SUM([.E7:.I7])=0; AVERAGE([.K7:.O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.64" calcext:value-type="float">
            <text:p>6,64</text:p>
          </table:table-cell>
          <table:table-cell office:value-type="float" office:value="0.19" calcext:value-type="float">
            <text:p>0,19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IF(SUM([.E8:.I8])=0; AVERAGE([.K8:.O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5.41" calcext:value-type="float">
            <text:p>5,41</text:p>
          </table:table-cell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IF(SUM([.E9:.I9])=0; AVERAGE([.K9:.O9]);&quot;No valido&quot;)" office:value-type="float" office:value="1.13" calcext:value-type="float">
            <text:p>1,13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1.37" calcext:value-type="float">
            <text:p>1,37</text:p>
          </table:table-cell>
          <table:table-cell office:value-type="float" office:value="2.75" calcext:value-type="float">
            <text:p>2,75</text:p>
          </table:table-cell>
          <table:table-cell office:value-type="float" office:value="0.89" calcext:value-type="float">
            <text:p>0,89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IF(SUM([.E10:.I10])=0; AVERAGE([.K10:.O10]);&quot;No valido&quot;)" office:value-type="float" office:value="1.042" calcext:value-type="float">
            <text:p>1,042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0.45" calcext:value-type="float">
            <text:p>0,45</text:p>
          </table:table-cell>
          <table:table-cell office:value-type="float" office:value="3.78" calcext:value-type="float">
            <text:p>3,78</text:p>
          </table:table-cell>
          <table:table-cell office:value-type="float" office:value="0.71" calcext:value-type="float">
            <text:p>0,71</text:p>
          </table:table-cell>
          <table:table-cell office:value-type="float" office:value="0.14" calcext:value-type="float">
            <text:p>0,14</text:p>
          </table:table-cell>
          <table:table-cell/>
          <table:table-cell table:formula="of:=IF(SUM([.E11:.I11])=0; AVERAGE([.K11:.O11]);&quot;No valido&quot;)" office:value-type="float" office:value="1.042" calcext:value-type="float">
            <text:p>1,042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.8" calcext:value-type="float">
            <text:p>5,8</text:p>
          </table:table-cell>
          <table:table-cell office:value-type="float" office:value="5.78" calcext:value-type="float">
            <text:p>5,78</text:p>
          </table:table-cell>
          <table:table-cell office:value-type="float" office:value="5.67" calcext:value-type="float">
            <text:p>5,67</text:p>
          </table:table-cell>
          <table:table-cell office:value-type="float" office:value="5.94" calcext:value-type="float">
            <text:p>5,94</text:p>
          </table:table-cell>
          <table:table-cell office:value-type="float" office:value="5.89" calcext:value-type="float">
            <text:p>5,89</text:p>
          </table:table-cell>
          <table:table-cell/>
          <table:table-cell table:formula="of:=IF(SUM([.E12:.I12])=0; AVERAGE([.K12:.O1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6.73" calcext:value-type="float">
            <text:p>6,73</text:p>
          </table:table-cell>
          <table:table-cell office:value-type="float" office:value="0.01" calcext:value-type="float">
            <text:p>0,01</text:p>
          </table:table-cell>
          <table:table-cell office:value-type="float" office:value="6.61" calcext:value-type="float">
            <text:p>6,61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IF(SUM([.E13:.I13])=0; AVERAGE([.K13:.O1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4.32" calcext:value-type="float">
            <text:p>4,32</text:p>
          </table:table-cell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IF(SUM([.E14:.I14])=0; AVERAGE([.K14:.O14]);&quot;No valido&quot;)" office:value-type="float" office:value="1.182" calcext:value-type="float">
            <text:p>1,182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7.66" calcext:value-type="float">
            <text:p>7,66</text:p>
          </table:table-cell>
          <table:table-cell office:value-type="float" office:value="0.16" calcext:value-type="float">
            <text:p>0,16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IF(SUM([.E15:.I15])=0; AVERAGE([.K15:.O15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76" calcext:value-type="float">
            <text:p>0,76</text:p>
          </table:table-cell>
          <table:table-cell office:value-type="float" office:value="1.57" calcext:value-type="float">
            <text:p>1,57</text:p>
          </table:table-cell>
          <table:table-cell office:value-type="float" office:value="1.24" calcext:value-type="float">
            <text:p>1,24</text:p>
          </table:table-cell>
          <table:table-cell office:value-type="float" office:value="2.74" calcext:value-type="float">
            <text:p>2,74</text:p>
          </table:table-cell>
          <table:table-cell office:value-type="float" office:value="0.21" calcext:value-type="float">
            <text:p>0,21</text:p>
          </table:table-cell>
          <table:table-cell/>
          <table:table-cell table:formula="of:=IF(SUM([.E16:.I16])=0; AVERAGE([.K16:.O16]);&quot;No valido&quot;)" office:value-type="float" office:value="1.304" calcext:value-type="float">
            <text:p>1,30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.96" calcext:value-type="float">
            <text:p>5,96</text:p>
          </table:table-cell>
          <table:table-cell office:value-type="float" office:value="5.87" calcext:value-type="float">
            <text:p>5,87</text:p>
          </table:table-cell>
          <table:table-cell office:value-type="float" office:value="0.93" calcext:value-type="float">
            <text:p>0,93</text:p>
          </table:table-cell>
          <table:table-cell office:value-type="float" office:value="5.45" calcext:value-type="float">
            <text:p>5,45</text:p>
          </table:table-cell>
          <table:table-cell office:value-type="float" office:value="5.73" calcext:value-type="float">
            <text:p>5,73</text:p>
          </table:table-cell>
          <table:table-cell/>
          <table:table-cell table:formula="of:=IF(SUM([.E17:.I17])=0; AVERAGE([.K17:.O1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IF(SUM([.E18:.I18])=0; AVERAGE([.K18:.O18]);&quot;No valido&quot;)" office:value-type="float" office:value="0.194" calcext:value-type="float">
            <text:p>0,19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IF(SUM([.E19:.I19])=0; AVERAGE([.K19:.O19]);&quot;No valido&quot;)" office:value-type="float" office:value="0.09" calcext:value-type="float">
            <text:p>0,09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,54</text:p>
          </table:table-cell>
          <table:table-cell office:value-type="float" office:value="0.04" calcext:value-type="float">
            <text:p>0,04</text:p>
          </table:table-cell>
          <table:table-cell office:value-type="float" office:value="0.76" calcext:value-type="float">
            <text:p>0,7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IF(SUM([.E20:.I20])=0; AVERAGE([.K20:.O20]);&quot;No valido&quot;)" office:value-type="float" office:value="1.074" calcext:value-type="float">
            <text:p>1,07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.37" calcext:value-type="float">
            <text:p>1,37</text:p>
          </table:table-cell>
          <table:table-cell office:value-type="float" office:value="1.55" calcext:value-type="float">
            <text:p>1,5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IF(SUM([.E21:.I21])=0; AVERAGE([.K21:.O21]);&quot;No valido&quot;)" office:value-type="float" office:value="0.638" calcext:value-type="float">
            <text:p>0,638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34" calcext:value-type="float">
            <text:p>8,34</text:p>
          </table:table-cell>
          <table:table-cell office:value-type="float" office:value="8.32" calcext:value-type="float">
            <text:p>8,32</text:p>
          </table:table-cell>
          <table:table-cell office:value-type="float" office:value="0.2" calcext:value-type="float">
            <text:p>0,2</text:p>
          </table:table-cell>
          <table:table-cell office:value-type="float" office:value="8.44" calcext:value-type="float">
            <text:p>8,44</text:p>
          </table:table-cell>
          <table:table-cell office:value-type="float" office:value="8.19" calcext:value-type="float">
            <text:p>8,19</text:p>
          </table:table-cell>
          <table:table-cell/>
          <table:table-cell table:formula="of:=IF(SUM([.E22:.I22])=0; AVERAGE([.K22:.O2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8" calcext:value-type="float">
            <text:p>1,18</text:p>
          </table:table-cell>
          <table:table-cell table:number-columns-repeated="2" office:value-type="float" office:value="9.51" calcext:value-type="float">
            <text:p>9,51</text:p>
          </table:table-cell>
          <table:table-cell office:value-type="float" office:value="0.16" calcext:value-type="float">
            <text:p>0,16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IF(SUM([.E23:.I23])=0; AVERAGE([.K23:.O2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0.03" calcext:value-type="float">
            <text:p>0,03</text:p>
          </table:table-cell>
          <table:table-cell office:value-type="float" office:value="1.03" calcext:value-type="float">
            <text:p>1,03</text:p>
          </table:table-cell>
          <table:table-cell office:value-type="float" office:value="0.16" calcext:value-type="float">
            <text:p>0,16</text:p>
          </table:table-cell>
          <table:table-cell office:value-type="float" office:value="0.07" calcext:value-type="float">
            <text:p>0,07</text:p>
          </table:table-cell>
          <table:table-cell/>
          <table:table-cell table:formula="of:=IF(SUM([.E24:.I24])=0; AVERAGE([.K24:.O24]);&quot;No valido&quot;)" office:value-type="float" office:value="0.274" calcext:value-type="float">
            <text:p>0,27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3.31" calcext:value-type="float">
            <text:p>3,31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64" calcext:value-type="float">
            <text:p>0,64</text:p>
          </table:table-cell>
          <table:table-cell/>
          <table:table-cell table:formula="of:=IF(SUM([.E25:.I25])=0; AVERAGE([.K25:.O25]);&quot;No valido&quot;)" office:value-type="float" office:value="0.832" calcext:value-type="float">
            <text:p>0,832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0.63" calcext:value-type="float">
            <text:p>0,63</text:p>
          </table:table-cell>
          <table:table-cell office:value-type="float" office:value="0.14" calcext:value-type="float">
            <text:p>0,14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/>
          <table:table-cell table:formula="of:=IF(SUM([.E26:.I26])=0; AVERAGE([.K26:.O26]);&quot;No valido&quot;)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8.2" calcext:value-type="float">
            <text:p>8,2</text:p>
          </table:table-cell>
          <table:table-cell office:value-type="float" office:value="8.25" calcext:value-type="float">
            <text:p>8,25</text:p>
          </table:table-cell>
          <table:table-cell office:value-type="float" office:value="8.45" calcext:value-type="float">
            <text:p>8,45</text:p>
          </table:table-cell>
          <table:table-cell office:value-type="float" office:value="8.41" calcext:value-type="float">
            <text:p>8,41</text:p>
          </table:table-cell>
          <table:table-cell/>
          <table:table-cell table:formula="of:=IF(SUM([.E27:.I27])=0; AVERAGE([.K27:.O2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9.63" calcext:value-type="float">
            <text:p>9,63</text:p>
          </table:table-cell>
          <table:table-cell office:value-type="float" office:value="0.12" calcext:value-type="float">
            <text:p>0,12</text:p>
          </table:table-cell>
          <table:table-cell office:value-type="float" office:value="0.04" calcext:value-type="float">
            <text:p>0,04</text:p>
          </table:table-cell>
          <table:table-cell office:value-type="float" office:value="0.78" calcext:value-type="float">
            <text:p>0,78</text:p>
          </table:table-cell>
          <table:table-cell/>
          <table:table-cell table:formula="of:=IF(SUM([.E28:.I28])=0; AVERAGE([.K28:.O2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/>
          <table:table-cell table:formula="of:=IF(SUM([.E29:.I29])=0; AVERAGE([.K29:.O29]);&quot;No valido&quot;)" office:value-type="float" office:value="0.114" calcext:value-type="float">
            <text:p>0,11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0.77" calcext:value-type="float">
            <text:p>0,77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IF(SUM([.E30:.I30])=0; AVERAGE([.K30:.O30]);&quot;No valido&quot;)" office:value-type="float" office:value="0.218" calcext:value-type="float">
            <text:p>0,218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3.12" calcext:value-type="float">
            <text:p>3,12</text:p>
          </table:table-cell>
          <table:table-cell office:value-type="float" office:value="12.28" calcext:value-type="float">
            <text:p>12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IF(SUM([.E31:.I31])=0; AVERAGE([.K31:.O31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.65" calcext:value-type="float">
            <text:p>8,65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05" calcext:value-type="float">
            <text:p>0,05</text:p>
          </table:table-cell>
          <table:table-cell/>
          <table:table-cell table:formula="of:=IF(SUM([.E32:.I32])=0; AVERAGE([.K32:.O3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9.47" calcext:value-type="float">
            <text:p>9,47</text:p>
          </table:table-cell>
          <table:table-cell office:value-type="float" office:value="0.04" calcext:value-type="float">
            <text:p>0,04</text:p>
          </table:table-cell>
          <table:table-cell office:value-type="float" office:value="0.35" calcext:value-type="float">
            <text:p>0,35</text:p>
          </table:table-cell>
          <table:table-cell office:value-type="float" office:value="0.42" calcext:value-type="float">
            <text:p>0,42</text:p>
          </table:table-cell>
          <table:table-cell/>
          <table:table-cell table:formula="of:=IF(SUM([.E33:.I33])=0; AVERAGE([.K33:.O3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1.93" calcext:value-type="float">
            <text:p>1,93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IF(SUM([.E34:.I34])=0; AVERAGE([.K34:.O34]);&quot;No valido&quot;)" office:value-type="float" office:value="0.436" calcext:value-type="float">
            <text:p>0,436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2.39" calcext:value-type="float">
            <text:p>2,39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66" calcext:value-type="float">
            <text:p>0,66</text:p>
          </table:table-cell>
          <table:table-cell/>
          <table:table-cell table:formula="of:=IF(SUM([.E35:.I35])=0; AVERAGE([.K35:.O35]);&quot;No valido&quot;)" office:value-type="float" office:value="0.694" calcext:value-type="float">
            <text:p>0,694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IF(SUM([.E36:.I36])=0; AVERAGE([.K36:.O36]);&quot;No valido&quot;)" office:value-type="float" office:value="0.138" calcext:value-type="float">
            <text:p>0,138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35" calcext:value-type="float">
            <text:p>8,35</text:p>
          </table:table-cell>
          <table:table-cell office:value-type="float" office:value="8.34" calcext:value-type="float">
            <text:p>8,34</text:p>
          </table:table-cell>
          <table:table-cell office:value-type="float" office:value="8.43" calcext:value-type="float">
            <text:p>8,43</text:p>
          </table:table-cell>
          <table:table-cell office:value-type="float" office:value="8.37" calcext:value-type="float">
            <text:p>8,37</text:p>
          </table:table-cell>
          <table:table-cell office:value-type="float" office:value="8.18" calcext:value-type="float">
            <text:p>8,18</text:p>
          </table:table-cell>
          <table:table-cell/>
          <table:table-cell table:formula="of:=IF(SUM([.E37:.I37])=0; AVERAGE([.K37:.O3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9.27" calcext:value-type="float">
            <text:p>9,27</text:p>
          </table:table-cell>
          <table:table-cell office:value-type="float" office:value="9.3" calcext:value-type="float">
            <text:p>9,3</text:p>
          </table:table-cell>
          <table:table-cell office:value-type="float" office:value="0.22" calcext:value-type="float">
            <text:p>0,22</text:p>
          </table:table-cell>
          <table:table-cell/>
          <table:table-cell table:formula="of:=IF(SUM([.E38:.I38])=0; AVERAGE([.K38:.O3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13" calcext:value-type="float">
            <text:p>0,13</text:p>
          </table:table-cell>
          <table:table-cell office:value-type="float" office:value="0.22" calcext:value-type="float">
            <text:p>0,2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IF(SUM([.E39:.I39])=0; AVERAGE([.K39:.O39]);&quot;No valido&quot;)" office:value-type="float" office:value="0.096" calcext:value-type="float">
            <text:p>0,096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office:value-type="float" office:value="2.17" calcext:value-type="float">
            <text:p>2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IF(SUM([.E40:.I40])=0; AVERAGE([.K40:.O40]);&quot;No valido&quot;)" office:value-type="float" office:value="0.556" calcext:value-type="float">
            <text:p>0,556</text:p>
          </table:table-cell>
        </table:table-row>
        <table:table-row table:style-name="ro2">
          <table:table-cell office:value-type="string" calcext:value-type="string">
            <text:p>GATournament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1.34" calcext:value-type="float">
            <text:p>1,34</text:p>
          </table:table-cell>
          <table:table-cell office:value-type="float" office:value="0.13" calcext:value-type="float">
            <text:p>0,13</text:p>
          </table:table-cell>
          <table:table-cell office:value-type="float" office:value="0.31" calcext:value-type="float">
            <text:p>0,31</text:p>
          </table:table-cell>
          <table:table-cell office:value-type="float" office:value="0.06" calcext:value-type="float">
            <text:p>0,06</text:p>
          </table:table-cell>
          <table:table-cell/>
          <table:table-cell table:formula="of:=IF(SUM([.E41:.I41])=0; AVERAGE([.K41:.O41]);&quot;No valido&quot;)" office:value-type="float" office:value="0.466" calcext:value-type="float">
            <text:p>0,466</text:p>
          </table:table-cell>
        </table:table-row>
        <calcext:conditional-formats>
          <calcext:conditional-format calcext:target-range-address="salida.E2:salida.I41">
            <calcext:condition calcext:apply-style-name="Sin título1" calcext:value="=0" calcext:base-cell-address="salida.E2"/>
          </calcext:conditional-format>
          <calcext:conditional-format calcext:target-range-address="salida.Q2:salida.Q41">
            <calcext:condition calcext:apply-style-name="Sin título2" calcext:value="between(0.101,0.5)" calcext:base-cell-address="salida.Q2"/>
            <calcext:condition calcext:apply-style-name="Sin título1" calcext:value="&lt;=0.1" calcext:base-cell-address="salida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00cc33"/>
    </style:style>
    <style:style style:name="Sin_20_título2" style:display-name="Sin título2" style:family="table-cell" style:parent-style-name="Default">
      <style:table-cell-properties fo:background-color="#00ffff"/>
    </style:style>
    <style:style style:name="Sin_20_título3" style:display-name="Sin título3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0:40:35.560474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00:41:48.379092260</dc:date>
    <meta:editing-duration>PT8M51S</meta:editing-duration>
    <meta:editing-cycles>4</meta:editing-cycles>
    <meta:generator>LibreOffice/5.2.7.2$Linux_X86_64 LibreOffice_project/20$Build-2</meta:generator>
    <meta:document-statistic meta:table-count="1" meta:cell-count="615" meta:object-count="0"/>
  </office:meta>
</office:document-meta>
</file>